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860d" draw:opacity="70%" draw:textarea-horizontal-align="justify" draw:textarea-vertical-align="middle" draw:auto-grow-height="false" fo:min-height="0.669cm" fo:min-width="0.419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0.668cm" fo:min-width="0.41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0.668cm" fo:min-width="0.419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179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solid" draw:stroke-dash="Dot" svg:stroke-width="0.053cm" svg:stroke-color="#000000" draw:marker-start-width="0.279cm" draw:marker-end-width="0.206cm" svg:stroke-linecap="butt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ff860d" draw:opacity="70%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860d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8%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3cm" svg:height="0.953cm" svg:x="15.656cm" svg:y="4.18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6.612cm" svg:y="4.181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7.557cm" svg:y="4.18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8.513cm" svg:y="4.181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5.659cm" svg:y="5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6.615cm" svg:y="5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7.56cm" svg:y="5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8.516cm" svg:y="5.13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5.659cm" svg:y="6.081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6.615cm" svg:y="6.081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7.56cm" svg:y="6.081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8.516cm" svg:y="6.081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.318cm" svg:y="4.20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274cm" svg:y="4.205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219cm" svg:y="4.20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6.175cm" svg:y="4.20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.319cm" svg:y="5.151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275cm" svg:y="5.151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22cm" svg:y="5.151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6.176cm" svg:y="5.151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.32cm" svg:y="6.09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276cm" svg:y="6.097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221cm" svg:y="6.097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6.177cm" svg:y="6.09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0.67cm" svg:y="1.58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.625cm" svg:y="1.58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2.569cm" svg:y="1.58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3.524cm" svg:y="1.58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3cm" svg:height="0.952cm" svg:x="4.477cm" svg:y="1.587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5.433cm" svg:y="1.58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6.377cm" svg:y="1.58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7.332cm" svg:y="1.58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8.275cm" svg:y="1.58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9.23cm" svg:y="1.587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0.174cm" svg:y="1.587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3cm" svg:height="0.952cm" svg:x="11.129cm" svg:y="1.587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2.083cm" svg:y="1.587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3.038cm" svg:y="1.587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3.982cm" svg:y="1.587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4.937cm" svg:y="1.587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5.881cm" svg:y="1.58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6.836cm" svg:y="1.587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7.78cm" svg:y="1.587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3cm" svg:height="0.952cm" svg:x="18.735cm" svg:y="1.587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19.689cm" svg:y="1.587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20.644cm" svg:y="1.587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21.588cm" svg:y="1.587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52cm" svg:height="0.952cm" svg:x="22.543cm" svg:y="1.587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.072cm" svg:y="3.90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028cm" svg:y="3.90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973cm" svg:y="3.90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929cm" svg:y="3.90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.075cm" svg:y="4.8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031cm" svg:y="4.8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976cm" svg:y="4.8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932cm" svg:y="4.8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3.075cm" svg:y="5.805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031cm" svg:y="5.805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4.976cm" svg:y="5.805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5.932cm" svg:y="5.805cm">
          <text:p text:style-name="P1"><text:span text:style-name="T1">2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886cm" svg:height="0.962cm" svg:x="3.862cm" svg:y="2.873cm">
          <draw:text-box>
            <text:p>N<text:span text:style-name="T2">1</text:span><text:span text:style-name="T3">=4</text:span></text:p>
          </draw:text-box>
        </draw:frame>
        <draw:frame draw:style-name="gr4" draw:text-style-name="P4" draw:layer="layout" svg:width="3.131cm" svg:height="0.962cm" svg:x="7.596cm" svg:y="6.305cm">
          <draw:text-box>
            <text:p>S=(8,2,1)</text:p>
          </draw:text-box>
        </draw:frame>
        <draw:frame draw:style-name="gr4" draw:text-style-name="P4" draw:layer="layout" svg:width="3.918cm" svg:height="0.962cm" svg:x="3.225cm" svg:y="7.302cm">
          <draw:text-box>
            <text:p>Row - major</text:p>
          </draw:text-box>
        </draw:frame>
        <draw:frame draw:style-name="gr4" draw:text-style-name="P4" draw:layer="layout" svg:width="3.165cm" svg:height="0.962cm" svg:x="7.561cm" svg:y="5.035cm">
          <draw:text-box>
            <text:p>N=(3,4,2)</text:p>
          </draw:text-box>
        </draw:frame>
        <draw:custom-shape draw:style-name="gr1" draw:text-style-name="P2" draw:layer="layout" svg:width="0.953cm" svg:height="0.953cm" svg:x="15.42cm" svg:y="3.90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6.376cm" svg:y="3.9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7.321cm" svg:y="3.9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8.277cm" svg:y="3.90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5.421cm" svg:y="4.85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6.377cm" svg:y="4.85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7.322cm" svg:y="4.85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8.278cm" svg:y="4.8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5.422cm" svg:y="5.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6.378cm" svg:y="5.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7.323cm" svg:y="5.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3cm" svg:height="0.953cm" svg:x="18.279cm" svg:y="5.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482cm" svg:height="0.962cm" svg:x="19.912cm" svg:y="6.389cm">
          <draw:text-box>
            <text:p>S=(1,3,12)</text:p>
          </draw:text-box>
        </draw:frame>
        <draw:frame draw:style-name="gr4" draw:text-style-name="P4" draw:layer="layout" svg:width="3.165cm" svg:height="0.962cm" svg:x="19.877cm" svg:y="5.119cm">
          <draw:text-box>
            <text:p>N=(3,4,2)</text:p>
          </draw:text-box>
        </draw:frame>
        <draw:frame draw:style-name="gr4" draw:text-style-name="P4" draw:layer="layout" svg:width="4.833cm" svg:height="0.962cm" svg:x="15.102cm" svg:y="7.342cm">
          <draw:text-box>
            <text:p>Column - major</text:p>
          </draw:text-box>
        </draw:frame>
        <draw:frame draw:style-name="gr4" draw:text-style-name="P4" draw:layer="layout" svg:width="0.748cm" svg:height="0.962cm" svg:x="9.191cm" svg:y="5.733cm">
          <draw:text-box>
            <text:p>*</text:p>
          </draw:text-box>
        </draw:frame>
        <draw:frame draw:style-name="gr4" draw:text-style-name="P4" draw:layer="layout" svg:width="0.748cm" svg:height="0.962cm" svg:x="9.709cm" svg:y="5.751cm">
          <draw:text-box>
            <text:p>*</text:p>
          </draw:text-box>
        </draw:frame>
        <draw:line draw:style-name="gr5" draw:text-style-name="P5" draw:layer="layout" svg:x1="9.936cm" svg:y1="5.831cm" svg:x2="9.612cm" svg:y2="6.496cm">
          <text:p/>
        </draw:line>
        <draw:line draw:style-name="gr5" draw:text-style-name="P5" draw:layer="layout" svg:x1="9.444cm" svg:y1="5.823cm" svg:x2="9.12cm" svg:y2="6.488cm">
          <text:p/>
        </draw:line>
        <draw:line draw:style-name="gr5" draw:text-style-name="P5" draw:layer="layout" svg:x1="10.261cm" svg:y1="6.428cm" svg:x2="10.261cm" svg:y2="5.89cm">
          <text:p/>
        </draw:line>
        <draw:frame draw:style-name="gr4" draw:text-style-name="P4" draw:layer="layout" svg:width="0.748cm" svg:height="0.962cm" svg:x="20.97cm" svg:y="5.871cm">
          <draw:text-box>
            <text:p>*</text:p>
          </draw:text-box>
        </draw:frame>
        <draw:line draw:style-name="gr5" draw:text-style-name="P5" draw:layer="layout" svg:x1="21.436cm" svg:y1="5.907cm" svg:x2="21.76cm" svg:y2="6.572cm">
          <text:p/>
        </draw:line>
        <draw:line draw:style-name="gr5" draw:text-style-name="P5" draw:layer="layout" svg:x1="22.029cm" svg:y1="5.899cm" svg:x2="22.353cm" svg:y2="6.564cm">
          <text:p/>
        </draw:line>
        <draw:frame draw:style-name="gr4" draw:text-style-name="P4" draw:layer="layout" svg:width="0.748cm" svg:height="0.962cm" svg:x="21.498cm" svg:y="5.871cm">
          <draw:text-box>
            <text:p>*</text:p>
          </draw:text-box>
        </draw:frame>
        <draw:line draw:style-name="gr5" draw:text-style-name="P5" draw:layer="layout" svg:x1="21.185cm" svg:y1="6.539cm" svg:x2="21.185cm" svg:y2="6.001cm">
          <text:p/>
        </draw:line>
        <draw:frame draw:style-name="gr4" draw:text-style-name="P4" draw:layer="layout" svg:width="1.886cm" svg:height="0.962cm" svg:x="16.378cm" svg:y="2.922cm">
          <draw:text-box>
            <text:p>N<text:span text:style-name="T2">1</text:span><text:span text:style-name="T3">=</text:span><text:span text:style-name="T3">4</text:span></text:p>
          </draw:text-box>
        </draw:frame>
        <draw:line draw:style-name="gr6" draw:text-style-name="P5" draw:layer="layout" svg:x1="12.065cm" svg:y1="2.857cm" svg:x2="12.065cm" svg:y2="8.572cm">
          <text:p/>
        </draw:line>
        <draw:frame draw:style-name="gr4" draw:text-style-name="P4" draw:layer="layout" svg:width="1.886cm" svg:height="0.962cm" svg:x="1.185cm" svg:y="4.862cm">
          <draw:text-box>
            <text:p>N<text:span text:style-name="T2">0</text:span><text:span text:style-name="T3">=</text:span><text:span text:style-name="T3">3</text:span></text:p>
          </draw:text-box>
        </draw:frame>
        <draw:frame draw:style-name="gr4" draw:text-style-name="P4" draw:layer="layout" svg:width="1.886cm" svg:height="0.962cm" svg:x="13.546cm" svg:y="4.862cm">
          <draw:text-box>
            <text:p>N<text:span text:style-name="T2">0</text:span><text:span text:style-name="T3">=</text:span><text:span text:style-name="T3">3</text:span></text:p>
          </draw:text-box>
        </draw:frame>
        <draw:frame draw:style-name="gr4" draw:text-style-name="P4" draw:layer="layout" svg:width="1.886cm" svg:height="0.962cm" svg:x="19.278cm" svg:y="3.322cm">
          <draw:text-box>
            <text:p>N<text:span text:style-name="T2">2</text:span><text:span text:style-name="T3">=</text:span><text:span text:style-name="T3">2</text:span></text:p>
          </draw:text-box>
        </draw:frame>
        <draw:frame draw:style-name="gr4" draw:text-style-name="P4" draw:layer="layout" svg:width="1.886cm" svg:height="0.962cm" svg:x="6.978cm" svg:y="3.322cm">
          <draw:text-box>
            <text:p>N<text:span text:style-name="T2">2</text:span><text:span text:style-name="T3">=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Triangle_20_unfilled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_20_short" draw:marker-end-width="0.127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5T11:11:27.849186850</meta:creation-date>
    <dc:date>2022-01-25T14:08:06.178906237</dc:date>
    <meta:editing-duration>PT53M43S</meta:editing-duration>
    <meta:editing-cycles>15</meta:editing-cycles>
    <meta:generator>LibreOffice/7.2.2.2$Linux_X86_64 LibreOffice_project/20$Build-2</meta:generator>
    <meta:document-statistic meta:object-count="95"/>
  </office:meta>
</office:document-meta>
</file>